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8b4" officeooo:paragraph-rsid="00110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 0_18 27</text:p>
      <text:p text:style-name="P1">PI 0_14 25</text:p>
      <text:p text:style-name="P1">PI 0_13 23</text:p>
      <text:p text:style-name="P1">PI 0_10 17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0:51:21.695291155</meta:creation-date>
    <dc:date>2017-05-17T02:05:37.986210461</dc:date>
    <meta:editing-duration>PT1H4M6S</meta:editing-duration>
    <meta:editing-cycles>1</meta:editing-cycles>
    <meta:document-statistic meta:table-count="0" meta:image-count="0" meta:object-count="0" meta:page-count="1" meta:paragraph-count="4" meta:word-count="12" meta:character-count="40" meta:non-whitespace-character-count="32"/>
    <meta:generator>LibreOffice/5.1.6.2$Linux_X86_64 LibreOffice_project/10m0$Build-2</meta:generator>
  </office:meta>
</office:document-meta>
</file>